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top="0cm" fo:margin-bottom="0.499cm" loext:contextual-spacing="false"/>
      <style:text-properties fo:color="#000000" style:font-name="Source Code Pro" fo:background-color="#ffffff"/>
    </style:style>
    <style:style style:name="P2" style:family="paragraph" style:parent-style-name="Preformatted_20_Text" style:list-style-name="L1">
      <style:text-properties fo:color="#000000" style:font-name="Source Code Pro"/>
    </style:style>
    <style:style style:name="P3" style:family="paragraph" style:parent-style-name="Preformatted_20_Text" style:list-style-name="L1">
      <style:text-properties fo:color="#000000" style:font-name="Source Code Pro" fo:background-color="#ffffff"/>
    </style:style>
    <style:style style:name="P4" style:family="paragraph" style:parent-style-name="Preformatted_20_Text" style:list-style-name="L1">
      <style:text-properties fo:color="#000000" style:font-name="Source Code Pro" fo:language="en" fo:country="US" fo:background-color="#ffffff"/>
    </style:style>
    <style:style style:name="P5" style:family="paragraph" style:parent-style-name="Standard">
      <style:text-properties fo:language="en" fo:country="US"/>
    </style:style>
    <style:style style:name="T1" style:family="text">
      <style:text-properties fo:color="#e8bf6a"/>
    </style:style>
    <style:style style:name="T2" style:family="text">
      <style:text-properties fo:color="#bababa"/>
    </style:style>
    <style:style style:name="T3" style:family="text">
      <style:text-properties fo:color="#6a8759"/>
    </style:style>
    <style:style style:name="T4" style:family="text">
      <style:text-properties officeooo:rsid="00045438"/>
    </style:style>
    <style:style style:name="T5" style:family="text">
      <style:text-properties fo:color="#a9b7c6"/>
    </style:style>
    <style:style style:name="T6" style:family="text">
      <style:text-properties fo:background-color="#ffffff" loext:char-shading-value="0"/>
    </style:style>
    <style:style style:name="T7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2913491795486197" text:style-name="L1">
        <text:list-item>
          <text:p text:style-name="P3">Бедра- <text:bookmark-start text:name="__DdeLink__1_1954830305"/>Quadriceps<text:bookmark-end text:name="__DdeLink__1_1954830305"/></text:p>
        </text:list-item>
        <text:list-item>
          <text:p text:style-name="P4">Бицепс- Biceps</text:p>
        </text:list-item>
        <text:list-item>
          <text:p text:style-name="P3">Гръб- <text:span text:style-name="T7">Back</text:span></text:p>
        </text:list-item>
        <text:list-item>
          <text:p text:style-name="P3">Гърди- <text:bookmark-start text:name="__DdeLink__4_1954830305"/>Chest<text:bookmark-end text:name="__DdeLink__4_1954830305"/></text:p>
        </text:list-item>
        <text:list-item>
          <text:p text:style-name="P3">Корем- <text:bookmark-start text:name="__DdeLink__6_1954830305"/>Abs<text:bookmark-end text:name="__DdeLink__6_1954830305"/></text:p>
        </text:list-item>
        <text:list-item>
          <text:p text:style-name="P3">Прасец- <text:bookmark-start text:name="__DdeLink__8_1954830305"/>Calves<text:bookmark-end text:name="__DdeLink__8_1954830305"/></text:p>
        </text:list-item>
        <text:list-item>
          <text:p text:style-name="P3">Предмишници- Forearms</text:p>
        </text:list-item>
        <text:list-item>
          <text:p text:style-name="P2"><text:span text:style-name="T6">Рамо- </text:span><text:bookmark-start text:name="__DdeLink__11_1954830305"/><text:bookmark-end text:name="__DdeLink__11_1954830305"/><text:span text:style-name="T5">Shoulders</text:span></text:p>
        </text:list-item>
        <text:list-item>
          <text:p text:style-name="P3">Седалище- <text:bookmark-start text:name="__DdeLink__13_1954830305"/>Glutes<text:bookmark-end text:name="__DdeLink__13_1954830305"/></text:p>
        </text:list-item>
        <text:list-item>
          <text:p text:style-name="P1">Трицепс- <text:bookmark-start text:name="__DdeLink__15_1954830305"/>Triceps<text:bookmark-end text:name="__DdeLink__15_1954830305"/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08:24.916087108</meta:creation-date>
    <dc:date>2016-05-18T12:26:24.429180162</dc:date>
    <meta:editing-duration>PT7M30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10" meta:word-count="30" meta:character-count="166" meta:non-whitespace-character-count="156"/>
  </office:meta>
</office:document-meta>
</file>